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ooter_20_left" style:master-page-name="Обратная_20_сторона">
      <style:paragraph-properties style:page-number="auto"/>
    </style:style>
    <style:style style:name="P7" style:family="paragraph" style:parent-style-name="Standard" style:master-page-name="First_20_Page">
      <style:paragraph-properties style:page-number="auto"/>
      <style:text-properties officeooo:paragraph-rsid="00823022"/>
    </style:style>
    <style:style style:name="P8" style:family="paragraph" style:parent-style-name="Text_20_body">
      <style:text-properties officeooo:paragraph-rsid="00823022"/>
    </style:style>
    <style:style style:name="T1" style:family="text">
      <style:text-properties officeooo:rsid="005ffed0"/>
    </style:style>
    <style:style style:name="T2" style:family="text">
      <style:text-properties style:font-name="Pudelinka" fo:font-size="28pt" officeooo:rsid="000b6ea9" style:font-size-asian="24.5pt" style:font-size-complex="28pt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 text:c="2"/><text:span text:style-name="T2">Поздравление с рождеством</text:span></text:p>
      <text:p text:style-name="P8"><text:span text:style-name="T2"><text:s text:c="8"/>Колядка</text:span></text:p>
      <text:p text:style-name="P8"><text:span text:style-name="T2"><text:s text:c="8"/>В дом идёт звезда с небес,</text:span></text:p>
      <text:p text:style-name="P8"><text:span text:style-name="T2"><text:s text:c="8"/>Ангел шлёт вам чудо, свет и честь.</text:span></text:p>
      <text:p text:style-name="P8"><text:span text:style-name="T2"><text:s text:c="8"/>Пусть в избе горит огонь,</text:span></text:p>
      <text:p text:style-name="P8"><text:span text:style-name="T2"><text:s text:c="9"/>А в сердцах — любовь и весть о Нём</text:span></text:p>
      <text:p text:style-name="P8"><text:span text:style-name="T2"><text:s text:c="9"/>/home/user/2025/101C/Шрифт/newTree.mp4</text:span></text:p>
      <text:p text:style-name="P8"><text:span text:style-name="T2"><text:s text:c="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0:22:17.023779645</meta:creation-date>
    <dc:title>Default</dc:title>
    <meta:editing-cycles>2</meta:editing-cycles>
    <meta:editing-duration>PT1M</meta:editing-duration>
    <meta:generator>LibreOffice/7.6.7.2$Linux_X86_64 LibreOffice_project/60$Build-2</meta:generator>
    <dc:date>2025-12-15T10:23:17.171969128</dc:date>
    <meta:document-statistic meta:table-count="1" meta:image-count="0" meta:object-count="0" meta:page-count="1" meta:paragraph-count="18" meta:word-count="54" meta:character-count="336" meta:non-whitespace-character-count="237"/>
  </office:meta>
</office:document-meta>
</file>